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333333" draw:textarea-horizontal-align="center" draw:textarea-vertical-align="middle"/>
    </style:style>
    <style:style style:name="gr4" style:family="graphic" style:parent-style-name="standard">
      <style:graphic-properties draw:fill="solid" draw:fill-color="#ff6633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144cm"/>
    </style:style>
    <style:style style:name="gr6" style:family="graphic" style:parent-style-name="standard">
      <style:graphic-properties draw:stroke="none" svg:stroke-color="#000000" draw:fill="none" draw:fill-color="#ffffff" fo:min-height="0cm"/>
    </style:style>
    <style:style style:name="gr7" style:family="graphic" style:parent-style-name="standard">
      <style:graphic-properties draw:fill="solid" draw:fill-color="#33cc66" draw:textarea-vertical-align="middle" draw:auto-grow-height="false" fo:min-height="0.749cm" fo:min-width="0.499cm"/>
    </style:style>
    <style:style style:name="gr8" style:family="graphic" style:parent-style-name="standard">
      <style:graphic-properties draw:fill="solid" draw:fill-color="#e6e6e6" draw:textarea-vertical-align="middle" draw:auto-grow-height="false" fo:min-height="0.749cm" fo:min-width="0.499cm"/>
    </style:style>
    <style:style style:name="gr9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solid" svg:stroke-width="0.04cm" draw:marker-start-width="0.26cm" draw:marker-end-width="0.26cm" draw:textarea-horizontal-align="center" draw:textarea-vertical-align="middle" fo:padding-top="0.145cm" fo:padding-bottom="0.145cm" fo:padding-left="0.27cm" fo:padding-right="0.27cm"/>
    </style:style>
    <style:style style:name="gr13" style:family="graphic" style:parent-style-name="standard">
      <style:graphic-properties draw:stroke="solid" svg:stroke-width="0.04cm" svg:stroke-color="#ff6633" draw:marker-start-width="0.26cm" draw:marker-end-width="0.26cm" draw:fill="solid" draw:fill-color="#ff6633" draw:textarea-horizontal-align="center" draw:textarea-vertical-align="middle" fo:padding-top="0.145cm" fo:padding-bottom="0.145cm" fo:padding-left="0.27cm" fo:padding-right="0.27cm"/>
    </style:style>
    <style:style style:name="gr14" style:family="graphic" style:parent-style-name="standard">
      <style:graphic-properties draw:fill="solid" draw:fill-color="#b3b3b3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draw:fill="none" draw:textarea-horizontal-align="center" draw:textarea-vertical-align="middle"/>
    </style:style>
    <style:style style:name="gr16" style:family="graphic" style:parent-style-name="standard">
      <style:graphic-properties draw:textarea-vertical-align="middle" draw:auto-grow-height="false" fo:min-height="0.749cm" fo:min-width="0.499cm"/>
    </style:style>
    <style:style style:name="gr17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352cm"/>
    </style:style>
    <style:style style:name="gr19" style:family="graphic" style:parent-style-name="standard">
      <style:graphic-properties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736cm"/>
    </style:style>
    <style:style style:name="gr21" style:family="graphic" style:parent-style-name="standard">
      <style:graphic-properties draw:stroke="none" svg:stroke-color="#000000" draw:fill="none" draw:fill-color="#ffffff" fo:min-height="1.206cm"/>
    </style:style>
    <style:style style:name="gr22" style:family="graphic" style:parent-style-name="standard">
      <style:graphic-properties draw:stroke="none" draw:stroke-dash="_32__20_Dots_20_1_20_Dash" svg:stroke-color="#000000" draw:fill="none" draw:fill-color="#ffffff" fo:min-height="1.255cm"/>
    </style:style>
    <style:style style:name="gr23" style:family="graphic" style:parent-style-name="standard">
      <style:graphic-properties draw:fill="solid" draw:fill-color="#ffffff" draw:textarea-horizontal-align="center" draw:textarea-vertical-align="middle"/>
    </style:style>
    <style:style style:name="gr24" style:family="graphic" style:parent-style-name="standard">
      <style:graphic-properties svg:stroke-width="0.1cm" svg:stroke-color="#808080" draw:marker-start="Arrowheads_20_1" draw:marker-start-width="0.45cm" draw:marker-end="Arrowheads_20_1" draw:marker-end-width="0.45cm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fo:min-height="0.493cm"/>
    </style:style>
    <style:style style:name="gr26" style:family="graphic" style:parent-style-name="standard">
      <style:graphic-properties draw:marker-start="Arrowheads_20_1" draw:marker-start-width="0.3cm" draw:marker-end="Arrowheads_20_1" draw:marker-end-width="0.3cm" draw:textarea-horizontal-align="center" draw:textarea-vertical-align="middle"/>
    </style:style>
    <style:style style:name="gr27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8" style:family="graphic" style:parent-style-name="standard">
      <style:graphic-properties draw:stroke="none" draw:fill="none" fo:min-height="0.244cm"/>
    </style:style>
    <style:style style:name="gr29" style:family="graphic" style:parent-style-name="standard">
      <style:graphic-properties draw:marker-start="Arrowheads_20_1" draw:marker-start-width="0.3cm" draw:marker-end="" draw:marker-end-width="0.3cm" draw:textarea-horizontal-align="center" draw:textarea-vertical-align="middle"/>
    </style:style>
    <style:style style:name="gr30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31" style:family="graphic" style:parent-style-name="standard">
      <style:graphic-properties draw:marker-start="" draw:marker-start-width="0.3cm" draw:marker-end="Arrowheads_20_1" draw:marker-end-width="0.3cm" draw:textarea-horizontal-align="center" draw:textarea-vertical-align="middle"/>
    </style:style>
    <style:style style:name="gr32" style:family="graphic" style:parent-style-name="standard">
      <style:graphic-properties draw:stroke="none" draw:fill="solid" draw:fill-color="#e6e6ff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textarea-horizontal-align="center" draw:textarea-vertical-align="middle"/>
    </style:style>
    <style:style style:name="gr34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35" style:family="graphic" style:parent-style-name="standard">
      <style:graphic-properties svg:stroke-width="0.03cm" draw:marker-start="Arrowheads_20_1" draw:marker-start-width="0.245cm" draw:marker-end="Arrowheads_20_1" draw:marker-end-width="0.25cm" draw:textarea-horizontal-align="center" draw:textarea-vertical-align="middle" fo:padding-top="0.14cm" fo:padding-bottom="0.14cm" fo:padding-left="0.265cm" fo:padding-right="0.265cm"/>
    </style:style>
    <style:style style:name="gr36" style:family="graphic" style:parent-style-name="standard">
      <style:graphic-properties svg:stroke-width="0.03cm" draw:marker-start-width="0.245cm" draw:marker-end="Arrowheads_20_1" draw:marker-end-width="0.25cm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color="#ff0000" fo:font-family="'Bitstream Vera Serif'" style:font-family-generic="roman" style:font-pitch="variable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6pt"/>
    </style:style>
    <style:style style:name="P7" style:family="paragraph">
      <style:paragraph-properties fo:text-align="center"/>
      <style:text-properties fo:font-size="6pt"/>
    </style:style>
    <style:style style:name="P8" style:family="paragraph">
      <style:paragraph-properties fo:margin-left="0cm" fo:margin-right="0cm" fo:text-align="center" fo:text-indent="0cm"/>
      <style:text-properties fo:font-size="6pt"/>
    </style:style>
    <style:style style:name="P9" style:family="paragraph">
      <style:paragraph-properties fo:margin-left="0cm" fo:margin-right="0cm" fo:text-indent="0cm"/>
      <style:text-properties fo:font-size="8pt"/>
    </style:style>
    <style:style style:name="P10" style:family="paragraph">
      <style:paragraph-properties fo:text-align="center"/>
      <style:text-properties fo:font-size="12pt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text-align="start"/>
      <style:text-properties fo:font-size="6pt"/>
    </style:style>
    <style:style style:name="T1" style:family="text">
      <style:text-properties fo:color="#ff0000" fo:font-family="'Bitstream Vera Serif'" style:font-family-generic="roman" style:font-pitch="variable"/>
    </style:style>
    <style:style style:name="T2" style:family="text">
      <style:text-properties fo:font-size="6pt"/>
    </style:style>
    <style:style style:name="T3" style:family="text">
      <style:text-properties fo:font-size="8pt"/>
    </style:style>
    <style:style style:name="T4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987cm" svg:height="4.693cm" svg:x="4.759cm" svg:y="10.766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34cm" svg:height="1.034cm" svg:x="5.292cm" svg:y="11.538cm">
          <text:p text:style-name="P2"><text:span text:style-name="T1">8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34cm" svg:height="1.034cm" svg:x="6.512cm" svg:y="11.538cm">
          <text:p text:style-name="P2"><text:span text:style-name="T1">00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4" draw:layer="layout" svg:width="0.624cm" svg:height="0.371cm" svg:x="5.714cm" svg:y="10.922cm">
            <text:p text:style-name="P5"/>
            <draw:enhanced-geometry svg:viewBox="0 0 21600 21600" draw:type="rectangle" draw:enhanced-path="M 0 0 L 21600 0 21600 21600 0 21600 0 0 Z N"/>
          </draw:custom-shape>
          <draw:rect draw:style-name="gr3" draw:text-style-name="P1" draw:layer="layout" svg:width="0.055cm" svg:height="0.055cm" svg:x="5.784cm" svg:y="10.994cm">
            <text:p text:style-name="P5"/>
          </draw:rect>
          <draw:rect draw:style-name="gr3" draw:text-style-name="P1" draw:layer="layout" svg:width="0.055cm" svg:height="0.055cm" svg:x="6.002cm" svg:y="10.994cm">
            <text:p text:style-name="P5"/>
          </draw:rect>
          <draw:rect draw:style-name="gr3" draw:text-style-name="P1" draw:layer="layout" svg:width="0.055cm" svg:height="0.055cm" svg:x="6.215cm" svg:y="10.994cm">
            <text:p text:style-name="P5"/>
          </draw:rect>
          <draw:rect draw:style-name="gr4" draw:text-style-name="P1" draw:layer="layout" svg:width="0.055cm" svg:height="0.055cm" svg:x="5.785cm" svg:y="11.163cm">
            <text:p text:style-name="P5"/>
          </draw:rect>
          <draw:rect draw:style-name="gr3" draw:text-style-name="P1" draw:layer="layout" svg:width="0.055cm" svg:height="0.055cm" svg:x="6.002cm" svg:y="11.163cm">
            <text:p text:style-name="P5"/>
          </draw:rect>
          <draw:rect draw:style-name="gr3" draw:text-style-name="P1" draw:layer="layout" svg:width="0.055cm" svg:height="0.055cm" svg:x="6.216cm" svg:y="11.163cm">
            <text:p text:style-name="P5"/>
          </draw:rect>
        </draw:g>
        <draw:g>
          <draw:custom-shape draw:style-name="gr1" draw:text-style-name="P4" draw:layer="layout" svg:width="1.044cm" svg:height="0.371cm" svg:x="6.506cm" svg:y="10.923cm">
            <text:p text:style-name="P5"/>
            <draw:enhanced-geometry svg:viewBox="0 0 21600 21600" draw:type="rectangle" draw:enhanced-path="M 0 0 L 21600 0 21600 21600 0 21600 0 0 Z N"/>
          </draw:custom-shape>
          <draw:rect draw:style-name="gr3" draw:text-style-name="P1" draw:layer="layout" svg:width="0.055cm" svg:height="0.055cm" svg:x="6.576cm" svg:y="10.995cm">
            <text:p text:style-name="P5"/>
          </draw:rect>
          <draw:rect draw:style-name="gr3" draw:text-style-name="P1" draw:layer="layout" svg:width="0.055cm" svg:height="0.055cm" svg:x="6.794cm" svg:y="10.995cm">
            <text:p text:style-name="P5"/>
          </draw:rect>
          <draw:rect draw:style-name="gr3" draw:text-style-name="P1" draw:layer="layout" svg:width="0.055cm" svg:height="0.055cm" svg:x="7.007cm" svg:y="10.995cm">
            <text:p text:style-name="P5"/>
          </draw:rect>
          <draw:rect draw:style-name="gr4" draw:text-style-name="P1" draw:layer="layout" svg:width="0.055cm" svg:height="0.055cm" svg:x="6.577cm" svg:y="11.164cm">
            <text:p text:style-name="P5"/>
          </draw:rect>
          <draw:rect draw:style-name="gr3" draw:text-style-name="P1" draw:layer="layout" svg:width="0.055cm" svg:height="0.055cm" svg:x="6.794cm" svg:y="11.164cm">
            <text:p text:style-name="P5"/>
          </draw:rect>
          <draw:rect draw:style-name="gr3" draw:text-style-name="P1" draw:layer="layout" svg:width="0.055cm" svg:height="0.055cm" svg:x="7.008cm" svg:y="11.164cm">
            <text:p text:style-name="P5"/>
          </draw:rect>
          <draw:rect draw:style-name="gr3" draw:text-style-name="P1" draw:layer="layout" svg:width="0.055cm" svg:height="0.055cm" svg:x="7.218cm" svg:y="10.996cm">
            <text:p text:style-name="P5"/>
          </draw:rect>
          <draw:rect draw:style-name="gr3" draw:text-style-name="P1" draw:layer="layout" svg:width="0.055cm" svg:height="0.055cm" svg:x="7.421cm" svg:y="10.996cm">
            <text:p text:style-name="P5"/>
          </draw:rect>
          <draw:rect draw:style-name="gr3" draw:text-style-name="P1" draw:layer="layout" svg:width="0.055cm" svg:height="0.055cm" svg:x="7.218cm" svg:y="11.164cm">
            <text:p text:style-name="P5"/>
          </draw:rect>
          <draw:rect draw:style-name="gr3" draw:text-style-name="P1" draw:layer="layout" svg:width="0.055cm" svg:height="0.055cm" svg:x="7.421cm" svg:y="11.164cm">
            <text:p text:style-name="P5"/>
          </draw:rect>
        </draw:g>
        <draw:frame draw:style-name="gr5" draw:text-style-name="P5" draw:layer="layout" svg:width="0.144cm" svg:height="1.204cm" svg:x="7.589cm" svg:y="11.153cm">
          <draw:text-box>
            <text:p text:style-name="P5"/>
          </draw:text-box>
        </draw:frame>
        <draw:frame draw:style-name="gr6" draw:text-style-name="P6" draw:layer="layout" svg:width="0.705cm" svg:height="1.204cm" svg:x="6.096cm" svg:y="10.012cm">
          <draw:text-box>
            <text:p text:style-name="P5"/>
          </draw:text-box>
        </draw:frame>
        <draw:custom-shape draw:style-name="gr7" draw:text-style-name="P7" draw:layer="layout" svg:width="0.382cm" svg:height="0.382cm" svg:x="6.212cm" svg:y="12.734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7" draw:layer="layout" svg:width="0.382cm" svg:height="0.382cm" svg:x="6.212cm" svg:y="13.314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custom-shape draw:style-name="gr1" draw:text-style-name="P4" draw:layer="layout" svg:width="2.157cm" svg:height="0.371cm" svg:x="7.733cm" svg:y="14.928cm">
            <text:p text:style-name="P5"/>
            <draw:enhanced-geometry svg:viewBox="0 0 21600 21600" draw:type="rectangle" draw:enhanced-path="M 0 0 L 21600 0 21600 21600 0 21600 0 0 Z N"/>
          </draw:custom-shape>
          <draw:rect draw:style-name="gr3" draw:text-style-name="P1" draw:layer="layout" svg:width="0.055cm" svg:height="0.055cm" svg:x="7.803cm" svg:y="15cm">
            <text:p text:style-name="P5"/>
          </draw:rect>
          <draw:rect draw:style-name="gr3" draw:text-style-name="P1" draw:layer="layout" svg:width="0.055cm" svg:height="0.055cm" svg:x="8.021cm" svg:y="15cm">
            <text:p text:style-name="P5"/>
          </draw:rect>
          <draw:rect draw:style-name="gr3" draw:text-style-name="P1" draw:layer="layout" svg:width="0.055cm" svg:height="0.055cm" svg:x="8.234cm" svg:y="15cm">
            <text:p text:style-name="P5"/>
          </draw:rect>
          <draw:rect draw:style-name="gr4" draw:text-style-name="P1" draw:layer="layout" svg:width="0.055cm" svg:height="0.055cm" svg:x="7.804cm" svg:y="15.169cm">
            <text:p text:style-name="P5"/>
          </draw:rect>
          <draw:rect draw:style-name="gr3" draw:text-style-name="P1" draw:layer="layout" svg:width="0.055cm" svg:height="0.055cm" svg:x="8.021cm" svg:y="15.169cm">
            <text:p text:style-name="P5"/>
          </draw:rect>
          <draw:rect draw:style-name="gr3" draw:text-style-name="P1" draw:layer="layout" svg:width="0.055cm" svg:height="0.055cm" svg:x="8.235cm" svg:y="15.169cm">
            <text:p text:style-name="P5"/>
          </draw:rect>
          <draw:rect draw:style-name="gr3" draw:text-style-name="P1" draw:layer="layout" svg:width="0.055cm" svg:height="0.055cm" svg:x="8.445cm" svg:y="15.001cm">
            <text:p text:style-name="P5"/>
          </draw:rect>
          <draw:rect draw:style-name="gr3" draw:text-style-name="P1" draw:layer="layout" svg:width="0.055cm" svg:height="0.055cm" svg:x="8.648cm" svg:y="15.001cm">
            <text:p text:style-name="P5"/>
          </draw:rect>
          <draw:rect draw:style-name="gr3" draw:text-style-name="P1" draw:layer="layout" svg:width="0.055cm" svg:height="0.055cm" svg:x="8.445cm" svg:y="15.169cm">
            <text:p text:style-name="P5"/>
          </draw:rect>
          <draw:rect draw:style-name="gr3" draw:text-style-name="P1" draw:layer="layout" svg:width="0.055cm" svg:height="0.055cm" svg:x="8.648cm" svg:y="15.169cm">
            <text:p text:style-name="P5"/>
          </draw:rect>
          <draw:rect draw:style-name="gr3" draw:text-style-name="P1" draw:layer="layout" svg:width="0.055cm" svg:height="0.055cm" svg:x="8.879cm" svg:y="15cm">
            <text:p text:style-name="P5"/>
          </draw:rect>
          <draw:rect draw:style-name="gr3" draw:text-style-name="P1" draw:layer="layout" svg:width="0.055cm" svg:height="0.055cm" svg:x="9.097cm" svg:y="15cm">
            <text:p text:style-name="P5"/>
          </draw:rect>
          <draw:rect draw:style-name="gr3" draw:text-style-name="P1" draw:layer="layout" svg:width="0.055cm" svg:height="0.055cm" svg:x="9.31cm" svg:y="15cm">
            <text:p text:style-name="P5"/>
          </draw:rect>
          <draw:rect draw:style-name="gr3" draw:text-style-name="P1" draw:layer="layout" svg:width="0.055cm" svg:height="0.055cm" svg:x="8.88cm" svg:y="15.169cm">
            <text:p text:style-name="P5"/>
          </draw:rect>
          <draw:rect draw:style-name="gr3" draw:text-style-name="P1" draw:layer="layout" svg:width="0.055cm" svg:height="0.055cm" svg:x="9.097cm" svg:y="15.169cm">
            <text:p text:style-name="P5"/>
          </draw:rect>
          <draw:rect draw:style-name="gr3" draw:text-style-name="P1" draw:layer="layout" svg:width="0.055cm" svg:height="0.055cm" svg:x="9.311cm" svg:y="15.169cm">
            <text:p text:style-name="P5"/>
          </draw:rect>
          <draw:rect draw:style-name="gr3" draw:text-style-name="P1" draw:layer="layout" svg:width="0.055cm" svg:height="0.055cm" svg:x="9.521cm" svg:y="15.001cm">
            <text:p text:style-name="P5"/>
          </draw:rect>
          <draw:rect draw:style-name="gr3" draw:text-style-name="P1" draw:layer="layout" svg:width="0.055cm" svg:height="0.055cm" svg:x="9.724cm" svg:y="15.001cm">
            <text:p text:style-name="P5"/>
          </draw:rect>
          <draw:rect draw:style-name="gr3" draw:text-style-name="P1" draw:layer="layout" svg:width="0.055cm" svg:height="0.055cm" svg:x="9.521cm" svg:y="15.169cm">
            <text:p text:style-name="P5"/>
          </draw:rect>
          <draw:rect draw:style-name="gr3" draw:text-style-name="P1" draw:layer="layout" svg:width="0.055cm" svg:height="0.055cm" svg:x="9.724cm" svg:y="15.169cm">
            <text:p text:style-name="P5"/>
          </draw:rect>
        </draw:g>
        <draw:custom-shape draw:style-name="gr9" draw:text-style-name="P7" draw:layer="layout" svg:width="0.552cm" svg:height="0.552cm" svg:x="11.305cm" svg:y="13.371cm">
          <text:p text:style-name="P5"/>
          <draw:enhanced-geometry svg:viewBox="0 0 21600 21600" draw:type="rectangle" draw:enhanced-path="M 0 0 L 21600 0 21600 21600 0 21600 0 0 Z N"/>
        </draw:custom-shape>
        <draw:g>
          <draw:custom-shape draw:style-name="gr1" draw:text-style-name="P7" draw:layer="layout" svg:width="0.707cm" svg:height="0.301cm" svg:x="5.419cm" svg:y="12.691cm">
            <text:p text:style-name="P5"/>
            <draw:enhanced-geometry svg:viewBox="0 0 21600 21600" draw:type="rectangle" draw:enhanced-path="M 0 0 L 21600 0 21600 21600 0 21600 0 0 Z N"/>
          </draw:custom-shape>
          <draw:g>
            <draw:rect draw:style-name="gr3" draw:text-style-name="P1" draw:layer="layout" svg:width="0.055cm" svg:height="0.055cm" svg:x="5.517cm" svg:y="12.808cm">
              <text:p text:style-name="P5"/>
            </draw:rect>
            <draw:rect draw:style-name="gr3" draw:text-style-name="P1" draw:layer="layout" svg:width="0.055cm" svg:height="0.055cm" svg:x="5.72cm" svg:y="12.808cm">
              <text:p text:style-name="P5"/>
            </draw:rect>
            <draw:rect draw:style-name="gr3" draw:text-style-name="P1" draw:layer="layout" svg:width="0.055cm" svg:height="0.055cm" svg:x="5.951cm" svg:y="12.807cm">
              <text:p text:style-name="P5"/>
            </draw:rect>
          </draw:g>
        </draw:g>
        <draw:custom-shape draw:style-name="gr10" draw:text-style-name="P8" draw:layer="layout" svg:width="0.396cm" svg:height="0.396cm" svg:x="7.589cm" svg:y="11.064cm">
          <text:p text:style-name="P2"><text:span text:style-name="T2">J5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396cm" svg:height="0.396cm" svg:x="7.68cm" svg:y="14.532cm">
          <text:p text:style-name="P2"><text:span text:style-name="T2">J1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396cm" svg:height="0.396cm" svg:x="5.674cm" svg:y="13.077cm">
          <text:p text:style-name="P2"><text:span text:style-name="T2">JMP4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0.494cm" svg:height="0.301cm" svg:x="5.42cm" svg:y="14.273cm">
          <text:p text:style-name="P5"/>
          <draw:enhanced-geometry svg:viewBox="0 0 21600 21600" draw:type="rectangle" draw:enhanced-path="M 0 0 L 21600 0 21600 21600 0 21600 0 0 Z N"/>
        </draw:custom-shape>
        <draw:g>
          <draw:rect draw:style-name="gr3" draw:text-style-name="P1" draw:layer="layout" svg:width="0.055cm" svg:height="0.055cm" svg:x="5.518cm" svg:y="14.39cm">
            <text:p text:style-name="P5"/>
          </draw:rect>
          <draw:rect draw:style-name="gr3" draw:text-style-name="P1" draw:layer="layout" svg:width="0.055cm" svg:height="0.055cm" svg:x="5.721cm" svg:y="14.39cm">
            <text:p text:style-name="P5"/>
          </draw:rect>
        </draw:g>
        <draw:custom-shape draw:style-name="gr11" draw:text-style-name="P7" draw:layer="layout" svg:width="0.306cm" svg:height="1.316cm" svg:x="4.617cm" svg:y="12.889cm">
          <text:p text:style-name="P5"/>
          <draw:enhanced-geometry svg:viewBox="0 0 21600 21600" draw:type="rectangle" draw:enhanced-path="M 0 0 L 21600 0 21600 21600 0 21600 0 0 Z N"/>
        </draw:custom-shape>
        <draw:g>
          <draw:line draw:style-name="gr12" draw:text-style-name="P7" draw:layer="layout" svg:x1="4.405cm" svg:y1="13.214cm" svg:x2="4.942cm" svg:y2="13.214cm">
            <text:p text:style-name="P5"/>
          </draw:line>
          <draw:line draw:style-name="gr12" draw:text-style-name="P7" draw:layer="layout" svg:x1="4.406cm" svg:y1="13.384cm" svg:x2="4.943cm" svg:y2="13.384cm">
            <text:p text:style-name="P5"/>
          </draw:line>
          <draw:line draw:style-name="gr12" draw:text-style-name="P7" draw:layer="layout" svg:x1="4.406cm" svg:y1="13.568cm" svg:x2="4.943cm" svg:y2="13.568cm">
            <text:p text:style-name="P5"/>
          </draw:line>
          <draw:line draw:style-name="gr12" draw:text-style-name="P7" draw:layer="layout" svg:x1="4.406cm" svg:y1="13.752cm" svg:x2="4.943cm" svg:y2="13.752cm">
            <text:p text:style-name="P5"/>
          </draw:line>
          <draw:line draw:style-name="gr13" draw:text-style-name="P7" draw:layer="layout" svg:x1="4.406cm" svg:y1="13.907cm" svg:x2="4.943cm" svg:y2="13.907cm">
            <text:p text:style-name="P5"/>
          </draw:line>
          <draw:custom-shape draw:style-name="gr14" draw:text-style-name="P7" draw:layer="layout" svg:width="0.198cm" svg:height="0.976cm" svg:x="4.928cm" svg:y="13.073cm">
            <text:p text:style-name="P5"/>
            <draw:enhanced-geometry svg:viewBox="0 0 21600 21600" draw:type="rectangle" draw:enhanced-path="M 0 0 L 21600 0 21600 21600 0 21600 0 0 Z N"/>
          </draw:custom-shape>
        </draw:g>
        <draw:path draw:style-name="gr15" draw:text-style-name="P7" draw:layer="layout" svg:width="0.168cm" svg:height="0.191cm" svg:x="4.759cm" svg:y="12.884cm" svg:viewBox="0 0 169 192" svg:d="m0 2c35-1 71 9 105 0 46-12 66 36 63 70s-1 70 0 105v14">
          <text:p text:style-name="P5"/>
        </draw:path>
        <draw:path draw:style-name="gr15" draw:text-style-name="P7" draw:layer="layout" svg:width="0.175cm" svg:height="0.159cm" svg:x="4.759cm" svg:y="14.048cm" svg:viewBox="0 0 176 160" svg:d="m0 158c35-1 70-8 105 0 42 10 82-33 67-70v-35-35-18">
          <text:p text:style-name="P5"/>
        </draw:path>
        <draw:custom-shape draw:style-name="gr1" draw:text-style-name="P7" draw:layer="layout" svg:width="0.392cm" svg:height="0.392cm" svg:x="8.12cm" svg:y="11.731cm">
          <text:p text:style-name="P5"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21cm" svg:height="0.21cm" svg:x="8.204cm" svg:y="11.81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</draw:page>
      <draw:page draw:name="page2" draw:style-name="dp1" draw:master-page-name="Default">
        <office:forms form:automatic-focus="false" form:apply-design-mode="false"/>
        <draw:rect draw:style-name="gr17" draw:text-style-name="P1" draw:layer="layout" svg:width="2.81cm" svg:height="1.676cm" svg:x="2.438cm" svg:y="11.857cm">
          <text:p text:style-name="P5"/>
        </draw:rect>
        <draw:custom-shape draw:style-name="gr1" draw:text-style-name="P1" draw:layer="layout" svg:width="6.987cm" svg:height="4.693cm" svg:x="7.952cm" svg:y="10.767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34cm" svg:height="1.034cm" svg:x="8.485cm" svg:y="11.539cm">
          <text:p text:style-name="P2"><text:span text:style-name="T1">8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34cm" svg:height="1.034cm" svg:x="9.705cm" svg:y="11.539cm">
          <text:p text:style-name="P2"><text:span text:style-name="T1">00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4" draw:layer="layout" svg:width="0.624cm" svg:height="0.371cm" svg:x="8.907cm" svg:y="10.923cm">
            <text:p text:style-name="P5"/>
            <draw:enhanced-geometry svg:viewBox="0 0 21600 21600" draw:type="rectangle" draw:enhanced-path="M 0 0 L 21600 0 21600 21600 0 21600 0 0 Z N"/>
          </draw:custom-shape>
          <draw:rect draw:style-name="gr3" draw:text-style-name="P1" draw:layer="layout" svg:width="0.055cm" svg:height="0.055cm" svg:x="8.977cm" svg:y="10.995cm">
            <text:p text:style-name="P5"/>
          </draw:rect>
          <draw:rect draw:style-name="gr3" draw:text-style-name="P1" draw:layer="layout" svg:width="0.055cm" svg:height="0.055cm" svg:x="9.195cm" svg:y="10.995cm">
            <text:p text:style-name="P5"/>
          </draw:rect>
          <draw:rect draw:style-name="gr3" draw:text-style-name="P1" draw:layer="layout" svg:width="0.055cm" svg:height="0.055cm" svg:x="9.408cm" svg:y="10.995cm">
            <text:p text:style-name="P5"/>
          </draw:rect>
          <draw:rect draw:style-name="gr4" draw:text-style-name="P1" draw:layer="layout" svg:width="0.055cm" svg:height="0.055cm" svg:x="8.978cm" svg:y="11.164cm">
            <text:p text:style-name="P5"/>
          </draw:rect>
          <draw:rect draw:style-name="gr3" draw:text-style-name="P1" draw:layer="layout" svg:width="0.055cm" svg:height="0.055cm" svg:x="9.195cm" svg:y="11.164cm">
            <text:p text:style-name="P5"/>
          </draw:rect>
          <draw:rect draw:style-name="gr3" draw:text-style-name="P1" draw:layer="layout" svg:width="0.055cm" svg:height="0.055cm" svg:x="9.409cm" svg:y="11.164cm">
            <text:p text:style-name="P5"/>
          </draw:rect>
        </draw:g>
        <draw:g>
          <draw:custom-shape draw:style-name="gr1" draw:text-style-name="P4" draw:layer="layout" svg:width="1.044cm" svg:height="0.371cm" svg:x="9.699cm" svg:y="10.924cm">
            <text:p text:style-name="P5"/>
            <draw:enhanced-geometry svg:viewBox="0 0 21600 21600" draw:type="rectangle" draw:enhanced-path="M 0 0 L 21600 0 21600 21600 0 21600 0 0 Z N"/>
          </draw:custom-shape>
          <draw:rect draw:style-name="gr3" draw:text-style-name="P1" draw:layer="layout" svg:width="0.055cm" svg:height="0.055cm" svg:x="9.769cm" svg:y="10.996cm">
            <text:p text:style-name="P5"/>
          </draw:rect>
          <draw:rect draw:style-name="gr3" draw:text-style-name="P1" draw:layer="layout" svg:width="0.055cm" svg:height="0.055cm" svg:x="9.987cm" svg:y="10.996cm">
            <text:p text:style-name="P5"/>
          </draw:rect>
          <draw:rect draw:style-name="gr3" draw:text-style-name="P1" draw:layer="layout" svg:width="0.055cm" svg:height="0.055cm" svg:x="10.2cm" svg:y="10.996cm">
            <text:p text:style-name="P5"/>
          </draw:rect>
          <draw:rect draw:style-name="gr4" draw:text-style-name="P1" draw:layer="layout" svg:width="0.055cm" svg:height="0.055cm" svg:x="9.77cm" svg:y="11.165cm">
            <text:p text:style-name="P5"/>
          </draw:rect>
          <draw:rect draw:style-name="gr3" draw:text-style-name="P1" draw:layer="layout" svg:width="0.055cm" svg:height="0.055cm" svg:x="9.987cm" svg:y="11.165cm">
            <text:p text:style-name="P5"/>
          </draw:rect>
          <draw:rect draw:style-name="gr3" draw:text-style-name="P1" draw:layer="layout" svg:width="0.055cm" svg:height="0.055cm" svg:x="10.201cm" svg:y="11.165cm">
            <text:p text:style-name="P5"/>
          </draw:rect>
          <draw:rect draw:style-name="gr3" draw:text-style-name="P1" draw:layer="layout" svg:width="0.055cm" svg:height="0.055cm" svg:x="10.411cm" svg:y="10.997cm">
            <text:p text:style-name="P5"/>
          </draw:rect>
          <draw:rect draw:style-name="gr3" draw:text-style-name="P1" draw:layer="layout" svg:width="0.055cm" svg:height="0.055cm" svg:x="10.614cm" svg:y="10.997cm">
            <text:p text:style-name="P5"/>
          </draw:rect>
          <draw:rect draw:style-name="gr3" draw:text-style-name="P1" draw:layer="layout" svg:width="0.055cm" svg:height="0.055cm" svg:x="10.411cm" svg:y="11.165cm">
            <text:p text:style-name="P5"/>
          </draw:rect>
          <draw:rect draw:style-name="gr3" draw:text-style-name="P1" draw:layer="layout" svg:width="0.055cm" svg:height="0.055cm" svg:x="10.614cm" svg:y="11.165cm">
            <text:p text:style-name="P5"/>
          </draw:rect>
        </draw:g>
        <draw:frame draw:style-name="gr5" draw:text-style-name="P5" draw:layer="layout" svg:width="0.144cm" svg:height="1.204cm" svg:x="10.782cm" svg:y="11.154cm">
          <draw:text-box>
            <text:p text:style-name="P5"/>
          </draw:text-box>
        </draw:frame>
        <draw:frame draw:style-name="gr6" draw:text-style-name="P6" draw:layer="layout" svg:width="0.705cm" svg:height="1.204cm" svg:x="9.289cm" svg:y="10.013cm">
          <draw:text-box>
            <text:p text:style-name="P5"/>
          </draw:text-box>
        </draw:frame>
        <draw:custom-shape draw:style-name="gr7" draw:text-style-name="P7" draw:layer="layout" svg:width="0.382cm" svg:height="0.382cm" svg:x="9.405cm" svg:y="12.73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7" draw:layer="layout" svg:width="0.382cm" svg:height="0.382cm" svg:x="9.405cm" svg:y="13.31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custom-shape draw:style-name="gr1" draw:text-style-name="P4" draw:layer="layout" svg:width="2.157cm" svg:height="0.371cm" svg:x="10.926cm" svg:y="14.929cm">
            <text:p text:style-name="P5"/>
            <draw:enhanced-geometry svg:viewBox="0 0 21600 21600" draw:type="rectangle" draw:enhanced-path="M 0 0 L 21600 0 21600 21600 0 21600 0 0 Z N"/>
          </draw:custom-shape>
          <draw:rect draw:style-name="gr3" draw:text-style-name="P1" draw:layer="layout" svg:width="0.055cm" svg:height="0.055cm" svg:x="10.996cm" svg:y="15.001cm">
            <text:p text:style-name="P5"/>
          </draw:rect>
          <draw:rect draw:style-name="gr3" draw:text-style-name="P1" draw:layer="layout" svg:width="0.055cm" svg:height="0.055cm" svg:x="11.214cm" svg:y="15.001cm">
            <text:p text:style-name="P5"/>
          </draw:rect>
          <draw:rect draw:style-name="gr3" draw:text-style-name="P1" draw:layer="layout" svg:width="0.055cm" svg:height="0.055cm" svg:x="11.427cm" svg:y="15.001cm">
            <text:p text:style-name="P5"/>
          </draw:rect>
          <draw:rect draw:style-name="gr4" draw:text-style-name="P1" draw:layer="layout" svg:width="0.055cm" svg:height="0.055cm" svg:x="10.997cm" svg:y="15.17cm">
            <text:p text:style-name="P5"/>
          </draw:rect>
          <draw:rect draw:style-name="gr3" draw:text-style-name="P1" draw:layer="layout" svg:width="0.055cm" svg:height="0.055cm" svg:x="11.214cm" svg:y="15.17cm">
            <text:p text:style-name="P5"/>
          </draw:rect>
          <draw:rect draw:style-name="gr3" draw:text-style-name="P1" draw:layer="layout" svg:width="0.055cm" svg:height="0.055cm" svg:x="11.428cm" svg:y="15.17cm">
            <text:p text:style-name="P5"/>
          </draw:rect>
          <draw:rect draw:style-name="gr3" draw:text-style-name="P1" draw:layer="layout" svg:width="0.055cm" svg:height="0.055cm" svg:x="11.638cm" svg:y="15.002cm">
            <text:p text:style-name="P5"/>
          </draw:rect>
          <draw:rect draw:style-name="gr3" draw:text-style-name="P1" draw:layer="layout" svg:width="0.055cm" svg:height="0.055cm" svg:x="11.841cm" svg:y="15.002cm">
            <text:p text:style-name="P5"/>
          </draw:rect>
          <draw:rect draw:style-name="gr3" draw:text-style-name="P1" draw:layer="layout" svg:width="0.055cm" svg:height="0.055cm" svg:x="11.638cm" svg:y="15.17cm">
            <text:p text:style-name="P5"/>
          </draw:rect>
          <draw:rect draw:style-name="gr3" draw:text-style-name="P1" draw:layer="layout" svg:width="0.055cm" svg:height="0.055cm" svg:x="11.841cm" svg:y="15.17cm">
            <text:p text:style-name="P5"/>
          </draw:rect>
          <draw:rect draw:style-name="gr3" draw:text-style-name="P1" draw:layer="layout" svg:width="0.055cm" svg:height="0.055cm" svg:x="12.072cm" svg:y="15.001cm">
            <text:p text:style-name="P5"/>
          </draw:rect>
          <draw:rect draw:style-name="gr3" draw:text-style-name="P1" draw:layer="layout" svg:width="0.055cm" svg:height="0.055cm" svg:x="12.29cm" svg:y="15.001cm">
            <text:p text:style-name="P5"/>
          </draw:rect>
          <draw:rect draw:style-name="gr3" draw:text-style-name="P1" draw:layer="layout" svg:width="0.055cm" svg:height="0.055cm" svg:x="12.503cm" svg:y="15.001cm">
            <text:p text:style-name="P5"/>
          </draw:rect>
          <draw:rect draw:style-name="gr3" draw:text-style-name="P1" draw:layer="layout" svg:width="0.055cm" svg:height="0.055cm" svg:x="12.073cm" svg:y="15.17cm">
            <text:p text:style-name="P5"/>
          </draw:rect>
          <draw:rect draw:style-name="gr3" draw:text-style-name="P1" draw:layer="layout" svg:width="0.055cm" svg:height="0.055cm" svg:x="12.29cm" svg:y="15.17cm">
            <text:p text:style-name="P5"/>
          </draw:rect>
          <draw:rect draw:style-name="gr3" draw:text-style-name="P1" draw:layer="layout" svg:width="0.055cm" svg:height="0.055cm" svg:x="12.504cm" svg:y="15.17cm">
            <text:p text:style-name="P5"/>
          </draw:rect>
          <draw:rect draw:style-name="gr3" draw:text-style-name="P1" draw:layer="layout" svg:width="0.055cm" svg:height="0.055cm" svg:x="12.714cm" svg:y="15.002cm">
            <text:p text:style-name="P5"/>
          </draw:rect>
          <draw:rect draw:style-name="gr3" draw:text-style-name="P1" draw:layer="layout" svg:width="0.055cm" svg:height="0.055cm" svg:x="12.917cm" svg:y="15.002cm">
            <text:p text:style-name="P5"/>
          </draw:rect>
          <draw:rect draw:style-name="gr3" draw:text-style-name="P1" draw:layer="layout" svg:width="0.055cm" svg:height="0.055cm" svg:x="12.714cm" svg:y="15.17cm">
            <text:p text:style-name="P5"/>
          </draw:rect>
          <draw:rect draw:style-name="gr3" draw:text-style-name="P1" draw:layer="layout" svg:width="0.055cm" svg:height="0.055cm" svg:x="12.917cm" svg:y="15.17cm">
            <text:p text:style-name="P5"/>
          </draw:rect>
        </draw:g>
        <draw:custom-shape draw:style-name="gr9" draw:text-style-name="P7" draw:layer="layout" svg:width="0.552cm" svg:height="0.552cm" svg:x="14.498cm" svg:y="13.372cm">
          <text:p text:style-name="P5"/>
          <draw:enhanced-geometry svg:viewBox="0 0 21600 21600" draw:type="rectangle" draw:enhanced-path="M 0 0 L 21600 0 21600 21600 0 21600 0 0 Z N"/>
        </draw:custom-shape>
        <draw:g>
          <draw:custom-shape draw:style-name="gr1" draw:text-style-name="P7" draw:layer="layout" svg:width="0.707cm" svg:height="0.301cm" svg:x="8.612cm" svg:y="12.692cm">
            <text:p text:style-name="P5"/>
            <draw:enhanced-geometry svg:viewBox="0 0 21600 21600" draw:type="rectangle" draw:enhanced-path="M 0 0 L 21600 0 21600 21600 0 21600 0 0 Z N"/>
          </draw:custom-shape>
          <draw:g>
            <draw:rect draw:style-name="gr4" draw:text-style-name="P1" draw:layer="layout" svg:width="0.055cm" svg:height="0.055cm" svg:x="8.71cm" svg:y="12.809cm">
              <text:p text:style-name="P5"/>
            </draw:rect>
            <draw:rect draw:style-name="gr3" draw:text-style-name="P1" draw:layer="layout" svg:width="0.055cm" svg:height="0.055cm" svg:x="8.913cm" svg:y="12.809cm">
              <text:p text:style-name="P5"/>
            </draw:rect>
            <draw:rect draw:style-name="gr3" draw:text-style-name="P1" draw:layer="layout" svg:width="0.055cm" svg:height="0.055cm" svg:x="9.144cm" svg:y="12.808cm">
              <text:p text:style-name="P5"/>
            </draw:rect>
          </draw:g>
        </draw:g>
        <draw:custom-shape draw:style-name="gr10" draw:text-style-name="P8" draw:layer="layout" svg:width="0.396cm" svg:height="0.396cm" svg:x="10.782cm" svg:y="11.065cm">
          <text:p text:style-name="P2"><text:span text:style-name="T2">J5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396cm" svg:height="0.396cm" svg:x="10.873cm" svg:y="14.533cm">
          <text:p text:style-name="P2"><text:span text:style-name="T2">J1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396cm" svg:height="0.396cm" svg:x="8.867cm" svg:y="13.078cm">
          <text:p text:style-name="P2"><text:span text:style-name="T2">JMP4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0.494cm" svg:height="0.301cm" svg:x="8.613cm" svg:y="14.274cm">
          <text:p text:style-name="P5"/>
          <draw:enhanced-geometry svg:viewBox="0 0 21600 21600" draw:type="rectangle" draw:enhanced-path="M 0 0 L 21600 0 21600 21600 0 21600 0 0 Z N"/>
        </draw:custom-shape>
        <draw:g>
          <draw:rect draw:style-name="gr4" draw:text-style-name="P1" draw:layer="layout" svg:width="0.055cm" svg:height="0.055cm" svg:x="8.711cm" svg:y="14.391cm">
            <text:p text:style-name="P5"/>
          </draw:rect>
          <draw:rect draw:style-name="gr3" draw:text-style-name="P1" draw:layer="layout" svg:width="0.055cm" svg:height="0.055cm" svg:x="8.914cm" svg:y="14.391cm">
            <text:p text:style-name="P5"/>
          </draw:rect>
        </draw:g>
        <draw:custom-shape draw:style-name="gr11" draw:text-style-name="P7" draw:layer="layout" svg:width="0.306cm" svg:height="1.316cm" svg:x="7.81cm" svg:y="12.89cm">
          <text:p text:style-name="P5"/>
          <draw:enhanced-geometry svg:viewBox="0 0 21600 21600" draw:type="rectangle" draw:enhanced-path="M 0 0 L 21600 0 21600 21600 0 21600 0 0 Z N"/>
        </draw:custom-shape>
        <draw:g>
          <draw:line draw:style-name="gr12" draw:text-style-name="P7" draw:layer="layout" svg:x1="7.598cm" svg:y1="13.215cm" svg:x2="8.135cm" svg:y2="13.215cm">
            <text:p text:style-name="P5"/>
          </draw:line>
          <draw:line draw:style-name="gr12" draw:text-style-name="P7" draw:layer="layout" svg:x1="7.599cm" svg:y1="13.385cm" svg:x2="8.136cm" svg:y2="13.385cm">
            <text:p text:style-name="P5"/>
          </draw:line>
          <draw:line draw:style-name="gr12" draw:text-style-name="P7" draw:layer="layout" svg:x1="7.599cm" svg:y1="13.569cm" svg:x2="8.136cm" svg:y2="13.569cm">
            <text:p text:style-name="P5"/>
          </draw:line>
          <draw:line draw:style-name="gr12" draw:text-style-name="P7" draw:layer="layout" svg:x1="7.599cm" svg:y1="13.753cm" svg:x2="8.136cm" svg:y2="13.753cm">
            <text:p text:style-name="P5"/>
          </draw:line>
          <draw:line draw:style-name="gr13" draw:text-style-name="P7" draw:layer="layout" svg:x1="7.599cm" svg:y1="13.908cm" svg:x2="8.136cm" svg:y2="13.908cm">
            <text:p text:style-name="P5"/>
          </draw:line>
          <draw:custom-shape draw:style-name="gr14" draw:text-style-name="P7" draw:layer="layout" svg:width="0.198cm" svg:height="0.976cm" svg:x="8.121cm" svg:y="13.074cm">
            <text:p text:style-name="P5"/>
            <draw:enhanced-geometry svg:viewBox="0 0 21600 21600" draw:type="rectangle" draw:enhanced-path="M 0 0 L 21600 0 21600 21600 0 21600 0 0 Z N"/>
          </draw:custom-shape>
        </draw:g>
        <draw:path draw:style-name="gr15" draw:text-style-name="P7" draw:layer="layout" svg:width="0.168cm" svg:height="0.191cm" svg:x="7.952cm" svg:y="12.885cm" svg:viewBox="0 0 169 192" svg:d="m0 2c35-1 71 9 105 0 46-12 66 36 63 70s-1 70 0 105v14">
          <text:p text:style-name="P5"/>
        </draw:path>
        <draw:path draw:style-name="gr15" draw:text-style-name="P7" draw:layer="layout" svg:width="0.175cm" svg:height="0.159cm" svg:x="7.952cm" svg:y="14.049cm" svg:viewBox="0 0 176 160" svg:d="m0 158c35-1 70-8 105 0 42 10 82-33 67-70v-35-35-18">
          <text:p text:style-name="P5"/>
        </draw:path>
        <draw:custom-shape draw:style-name="gr1" draw:text-style-name="P7" draw:layer="layout" svg:width="0.392cm" svg:height="0.392cm" svg:x="11.313cm" svg:y="11.732cm">
          <text:p text:style-name="P5"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21cm" svg:height="0.21cm" svg:x="11.397cm" svg:y="11.816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18" draw:text-style-name="P9" draw:layer="layout" svg:width="2.184cm" svg:height="0.602cm" svg:x="16.45cm" svg:y="14.741cm">
          <draw:text-box>
            <text:p text:style-name="P5"><text:span text:style-name="T3">USB mini B</text:span></text:p>
          </draw:text-box>
        </draw:frame>
        <draw:line draw:style-name="gr19" draw:text-style-name="P7" draw:layer="layout" svg:x1="16.604cm" svg:y1="14.923cm" svg:x2="15.134cm" svg:y2="13.957cm">
          <text:p text:style-name="P5"/>
        </draw:line>
        <draw:frame draw:style-name="gr18" draw:text-style-name="P9" draw:layer="layout" svg:width="2.595cm" svg:height="1.841cm" svg:x="8.64cm" svg:y="16.137cm">
          <draw:text-box>
            <text:p text:style-name="P5"><text:span text:style-name="T3">JMP Disable</text:span></text:p>
            <text:p text:style-name="P5"><text:span text:style-name="T3">LPC Firmware Hub memory read</text:span></text:p>
            <text:p text:style-name="P5"><text:span text:style-name="T3">(pins 1-2)</text:span></text:p>
          </draw:text-box>
        </draw:frame>
        <draw:line draw:style-name="gr19" draw:text-style-name="P7" draw:layer="layout" svg:x1="9.926cm" svg:y1="16.245cm" svg:x2="10.926cm" svg:y2="15.3cm">
          <text:p text:style-name="P5"/>
        </draw:line>
        <draw:frame draw:style-name="gr18" draw:text-style-name="P9" draw:layer="layout" svg:width="2.184cm" svg:height="0.887cm" svg:x="11.593cm" svg:y="9.31cm">
          <draw:text-box>
            <text:p text:style-name="P5"><text:span text:style-name="T3">BYTE BLASTER II</text:span></text:p>
          </draw:text-box>
        </draw:frame>
        <draw:line draw:style-name="gr19" draw:text-style-name="P7" draw:layer="layout" svg:x1="11.859cm" svg:y1="9.996cm" svg:x2="10.851cm" svg:y2="10.767cm">
          <text:p text:style-name="P5"/>
        </draw:line>
        <draw:custom-shape draw:style-name="gr10" draw:text-style-name="P8" draw:layer="layout" svg:width="0.396cm" svg:height="0.396cm" svg:x="8.485cm" svg:y="11.065cm">
          <text:p text:style-name="P2"><text:span text:style-name="T2">M0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396cm" svg:height="0.396cm" svg:x="8.485cm" svg:y="10.795cm">
          <text:p text:style-name="P2"><text:span text:style-name="T2">M1</text:span></text:p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2.184cm" svg:height="0.986cm" svg:x="6.96cm" svg:y="8.94cm">
          <draw:text-box>
            <text:p text:style-name="P5"><text:span text:style-name="T3">Mode select</text:span></text:p>
            <text:p text:style-name="P5"><text:span text:style-name="T3">(flash region)</text:span></text:p>
          </draw:text-box>
        </draw:frame>
        <draw:line draw:style-name="gr19" draw:text-style-name="P7" draw:layer="layout" svg:x1="8.443cm" svg:y1="9.744cm" svg:x2="9.073cm" svg:y2="10.767cm">
          <text:p text:style-name="P5"/>
        </draw:line>
        <draw:line draw:style-name="gr19" draw:text-style-name="P7" draw:layer="layout" svg:x1="14.35cm" svg:y1="10.542cm" svg:x2="10.782cm" svg:y2="11.634cm">
          <text:p text:style-name="P5"/>
        </draw:line>
        <draw:frame draw:style-name="gr18" draw:text-style-name="P9" draw:layer="layout" svg:width="2.184cm" svg:height="0.887cm" svg:x="14.267cm" svg:y="9.83cm">
          <draw:text-box>
            <text:p text:style-name="P5"><text:span text:style-name="T3">Post code byte</text:span></text:p>
          </draw:text-box>
        </draw:frame>
        <draw:line draw:style-name="gr19" draw:text-style-name="P7" draw:layer="layout" svg:x1="6.581cm" svg:y1="12.389cm" svg:x2="8.457cm" svg:y2="12.739cm">
          <text:p text:style-name="P5"/>
        </draw:line>
        <draw:frame draw:style-name="gr18" draw:text-style-name="P9" draw:layer="layout" svg:width="2.184cm" svg:height="0.887cm" svg:x="5.98cm" svg:y="11.619cm">
          <draw:text-box>
            <text:p text:style-name="P5"><text:span text:style-name="T3">VCC source</text:span></text:p>
            <text:p text:style-name="P5"><text:span text:style-name="T3">select</text:span></text:p>
          </draw:text-box>
        </draw:frame>
        <draw:custom-shape draw:style-name="gr10" draw:text-style-name="P8" draw:layer="layout" svg:width="0.396cm" svg:height="0.396cm" svg:x="9.219cm" svg:y="14.431cm">
          <text:p text:style-name="P2"><text:span text:style-name="T2">+5VCC</text:span></text:p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2.184cm" svg:height="0.887cm" svg:x="6.109cm" svg:y="15.48cm">
          <draw:text-box>
            <text:p text:style-name="P5"><text:span text:style-name="T3">GND and </text:span></text:p>
            <text:p text:style-name="P5"><text:span text:style-name="T3">5 VCC</text:span></text:p>
          </draw:text-box>
        </draw:frame>
        <draw:line draw:style-name="gr19" draw:text-style-name="P7" draw:layer="layout" svg:x1="7.153cm" svg:y1="15.453cm" svg:x2="8.613cm" svg:y2="14.575cm">
          <text:p text:style-name="P5"/>
        </draw:line>
        <draw:frame draw:style-name="gr18" draw:text-style-name="P9" draw:layer="layout" svg:width="1.392cm" svg:height="0.887cm" svg:x="5.925cm" svg:y="12.739cm">
          <draw:text-box>
            <text:p text:style-name="P5"><text:span text:style-name="T3">Power LED</text:span></text:p>
          </draw:text-box>
        </draw:frame>
        <draw:line draw:style-name="gr19" draw:text-style-name="P7" draw:layer="layout" svg:x1="7.04cm" svg:y1="12.986cm" svg:x2="9.405cm" svg:y2="12.993cm">
          <text:p text:style-name="P5"/>
        </draw:line>
        <draw:frame draw:style-name="gr18" draw:text-style-name="P9" draw:layer="layout" svg:width="2.184cm" svg:height="0.887cm" svg:x="7.088cm" svg:y="16.088cm">
          <draw:text-box>
            <text:p text:style-name="P5"><text:span text:style-name="T3">4MB mode LED</text:span></text:p>
          </draw:text-box>
        </draw:frame>
        <draw:line draw:style-name="gr19" draw:text-style-name="P7" draw:layer="layout" svg:x1="8.293cm" svg:y1="16.088cm" svg:x2="9.529cm" svg:y2="13.697cm">
          <text:p text:style-name="P5"/>
        </draw:line>
        <draw:line draw:style-name="gr19" draw:text-style-name="P7" draw:layer="layout" svg:x1="15.204cm" svg:y1="11.675cm" svg:x2="11.957cm" svg:y2="11.899cm">
          <text:p text:style-name="P5"/>
        </draw:line>
        <draw:frame draw:style-name="gr18" draw:text-style-name="P9" draw:layer="layout" svg:width="2.184cm" svg:height="0.602cm" svg:x="15.204cm" svg:y="11.297cm">
          <draw:text-box>
            <text:p text:style-name="P5"><text:span text:style-name="T3">Reset button</text:span></text:p>
          </draw:text-box>
        </draw:frame>
        <draw:line draw:style-name="gr19" draw:text-style-name="P7" draw:layer="layout" svg:x1="11.483cm" svg:y1="16.195cm" svg:x2="11.483cm" svg:y2="15.3cm">
          <text:p text:style-name="P5"/>
        </draw:line>
        <draw:frame draw:style-name="gr21" draw:text-style-name="P9" draw:layer="layout" svg:width="2.798cm" svg:height="1.523cm" svg:x="10.782cm" svg:y="16.137cm">
          <draw:text-box>
            <text:p text:style-name="P5"><text:span text:style-name="T3">JMP Enable</text:span></text:p>
            <text:p text:style-name="P5"><text:span text:style-name="T3">Post code only</text:span></text:p>
            <text:p text:style-name="P5"><text:span text:style-name="T3">mode</text:span></text:p>
            <text:p text:style-name="P5"><text:span text:style-name="T3">(pins 5-6)</text:span></text:p>
          </draw:text-box>
        </draw:frame>
        <draw:line draw:style-name="gr19" draw:text-style-name="P7" draw:layer="layout" svg:x1="6.508cm" svg:y1="14.461cm" svg:x2="7.599cm" svg:y2="13.914cm">
          <text:p text:style-name="P5"/>
        </draw:line>
        <draw:frame draw:style-name="gr18" draw:text-style-name="P9" draw:layer="layout" svg:width="2.184cm" svg:height="0.887cm" svg:x="4.969cm" svg:y="14.341cm">
          <draw:text-box>
            <text:p text:style-name="P5"><text:span text:style-name="T3">LPC header pin 1</text:span></text:p>
          </draw:text-box>
        </draw:frame>
        <draw:g>
          <draw:custom-shape draw:style-name="gr1" draw:text-style-name="P4" draw:layer="layout" svg:width="1.244cm" svg:height="0.442cm" draw:transform="rotate (1.5707963267946) translate (3.593cm 13.221cm)">
            <text:p text:style-name="P5"/>
            <draw:enhanced-geometry svg:viewBox="0 0 21600 21600" draw:type="rectangle" draw:enhanced-path="M 0 0 L 21600 0 21600 21600 0 21600 0 0 Z N"/>
          </draw:custom-shape>
          <draw:rect draw:style-name="gr3" draw:text-style-name="P1" draw:layer="layout" svg:width="0.066cm" svg:height="0.066cm" draw:transform="rotate (1.5707963267946) translate (3.679cm 13.138cm)">
            <text:p text:style-name="P5"/>
          </draw:rect>
          <draw:rect draw:style-name="gr3" draw:text-style-name="P1" draw:layer="layout" svg:width="0.065cm" svg:height="0.066cm" draw:transform="rotate (1.5707963267946) translate (3.679cm 12.878cm)">
            <text:p text:style-name="P5"/>
          </draw:rect>
          <draw:rect draw:style-name="gr3" draw:text-style-name="P1" draw:layer="layout" svg:width="0.065cm" svg:height="0.066cm" draw:transform="rotate (1.5707963267946) translate (3.679cm 12.624cm)">
            <text:p text:style-name="P5"/>
          </draw:rect>
          <draw:rect draw:style-name="gr4" draw:text-style-name="P1" draw:layer="layout" svg:width="0.065cm" svg:height="0.066cm" draw:transform="rotate (1.5707963267946) translate (3.88cm 13.136cm)">
            <text:p text:style-name="P5"/>
          </draw:rect>
          <draw:rect draw:style-name="gr3" draw:text-style-name="P1" draw:layer="layout" svg:width="0.065cm" svg:height="0.066cm" draw:transform="rotate (1.5707963267946) translate (3.88cm 12.878cm)">
            <text:p text:style-name="P5"/>
          </draw:rect>
          <draw:rect draw:style-name="gr3" draw:text-style-name="P1" draw:layer="layout" svg:width="0.066cm" svg:height="0.066cm" draw:transform="rotate (1.5707963267946) translate (3.88cm 12.624cm)">
            <text:p text:style-name="P5"/>
          </draw:rect>
          <draw:rect draw:style-name="gr3" draw:text-style-name="P1" draw:layer="layout" svg:width="0.065cm" svg:height="0.065cm" draw:transform="rotate (1.5707963267946) translate (3.68cm 12.372cm)">
            <text:p text:style-name="P5"/>
          </draw:rect>
          <draw:rect draw:style-name="gr3" draw:text-style-name="P1" draw:layer="layout" svg:width="0.066cm" svg:height="0.065cm" draw:transform="rotate (1.5707963267946) translate (3.68cm 12.131cm)">
            <text:p text:style-name="P5"/>
          </draw:rect>
          <draw:rect draw:style-name="gr3" draw:text-style-name="P1" draw:layer="layout" svg:width="0.065cm" svg:height="0.066cm" draw:transform="rotate (1.5707963267946) translate (3.88cm 12.372cm)">
            <text:p text:style-name="P5"/>
          </draw:rect>
          <draw:rect draw:style-name="gr3" draw:text-style-name="P1" draw:layer="layout" svg:width="0.066cm" svg:height="0.066cm" draw:transform="rotate (1.5707963267946) translate (3.88cm 12.131cm)">
            <text:p text:style-name="P5"/>
          </draw:rect>
        </draw:g>
        <draw:frame draw:style-name="gr22" draw:text-style-name="P6" draw:layer="layout" svg:width="1.411cm" svg:height="1.505cm" svg:x="4.022cm" svg:y="11.856cm">
          <draw:text-box>
            <text:p text:style-name="P5"><text:span text:style-name="T2">GND</text:span></text:p>
            <text:p text:style-name="P5"><text:span text:style-name="T2">GND</text:span></text:p>
            <text:p text:style-name="P5"><text:span text:style-name="T2">LAD3</text:span></text:p>
            <text:p text:style-name="P5"><text:span text:style-name="T2">LAD1</text:span></text:p>
            <text:p text:style-name="P5"><text:span text:style-name="T2">RESETX</text:span></text:p>
          </draw:text-box>
        </draw:frame>
        <draw:frame draw:style-name="gr18" draw:text-style-name="P9" draw:layer="layout" svg:width="2.184cm" svg:height="0.602cm" svg:x="2.787cm" svg:y="11.24cm">
          <draw:text-box>
            <text:p text:style-name="P5"><text:span text:style-name="T3">LPC header </text:span></text:p>
          </draw:text-box>
        </draw:frame>
        <draw:frame draw:style-name="gr22" draw:text-style-name="P6" draw:layer="layout" svg:width="1.411cm" svg:height="1.505cm" svg:x="2.323cm" svg:y="11.857cm">
          <draw:text-box>
            <text:p text:style-name="P5"><text:span text:style-name="T2">VCC3</text:span></text:p>
            <text:p text:style-name="P5"><text:span text:style-name="T2">CLK</text:span></text:p>
            <text:p text:style-name="P5"><text:span text:style-name="T2">LFRAME</text:span></text:p>
            <text:p text:style-name="P5"><text:span text:style-name="T2">LAD2</text:span></text:p>
            <text:p text:style-name="P5"><text:span text:style-name="T2">LAD0</text:span></text:p>
          </draw:text-box>
        </draw:frame>
        <draw:line draw:style-name="gr19" draw:text-style-name="P7" draw:layer="layout" svg:x1="13.8cm" svg:y1="16.196cm" svg:x2="11.693cm" svg:y2="15.3cm">
          <text:p text:style-name="P5"/>
        </draw:line>
        <draw:frame draw:style-name="gr21" draw:text-style-name="P9" draw:layer="layout" svg:width="2.798cm" svg:height="1.456cm" svg:x="12.965cm" svg:y="16.138cm">
          <draw:text-box>
            <text:p text:style-name="P5"><text:span text:style-name="T3">JMP Enable</text:span></text:p>
            <text:p text:style-name="P5"><text:span text:style-name="T3">Post logger</text:span></text:p>
            <text:p text:style-name="P5"><text:span text:style-name="T3">(pins 7-8)</text:span></text:p>
          </draw:text-box>
        </draw:frame>
      </draw:page>
      <draw:page draw:name="page3" draw:style-name="dp1" draw:master-page-name="Default">
        <draw:rect draw:style-name="gr23" draw:text-style-name="P10" draw:layer="layout" svg:width="2.331cm" svg:height="2.361cm" svg:x="5.645cm" svg:y="14.497cm">
          <text:p text:style-name="P2"><text:span text:style-name="T4">Cyclone</text:span></text:p>
          <text:p text:style-name="P2"><text:span text:style-name="T4">FPGA</text:span></text:p>
          <text:p text:style-name="P2"><text:span text:style-name="T2">EP1C6T144C8N</text:span></text:p>
        </draw:rect>
        <draw:line draw:style-name="gr24" draw:text-style-name="P1" draw:layer="layout" svg:x1="10.091cm" svg:y1="15.294cm" svg:x2="11.43cm" svg:y2="15.294cm">
          <text:p text:style-name="P5"/>
        </draw:line>
        <draw:frame draw:style-name="gr25" draw:text-style-name="P11" draw:layer="layout" svg:width="3.036cm" svg:height="0.743cm" svg:x="11.359cm" svg:y="14.968cm">
          <draw:text-box>
            <text:p text:style-name="P5"><text:span text:style-name="T4">HOST <text:s/>PC</text:span></text:p>
          </draw:text-box>
        </draw:frame>
        <draw:rect draw:style-name="gr23" draw:text-style-name="P10" draw:layer="layout" svg:width="1.172cm" svg:height="1.651cm" svg:x="8.919cm" svg:y="14.502cm">
          <text:p text:style-name="P2"><text:span text:style-name="T4">FTDI</text:span></text:p>
          <text:p text:style-name="P2"><text:span text:style-name="T4">USB</text:span></text:p>
          <text:p text:style-name="P2"><text:span text:style-name="T2">FT245BM</text:span></text:p>
        </draw:rect>
        <draw:rect draw:style-name="gr23" draw:text-style-name="P7" draw:layer="layout" svg:width="1.083cm" svg:height="0.707cm" svg:x="5.645cm" svg:y="17.509cm">
          <text:p text:style-name="P2"><text:span text:style-name="T2">SERIAL</text:span></text:p>
          <text:p text:style-name="P2"><text:span text:style-name="T2">FLASH</text:span></text:p>
        </draw:rect>
        <draw:line draw:style-name="gr26" draw:text-style-name="P1" draw:layer="layout" svg:x1="6.237cm" svg:y1="16.858cm" svg:x2="6.237cm" svg:y2="17.497cm">
          <text:p text:style-name="P5"/>
        </draw:line>
        <draw:rect draw:style-name="gr23" draw:text-style-name="P7" draw:layer="layout" svg:width="1.084cm" svg:height="1.511cm" svg:x="6.905cm" svg:y="17.51cm">
          <text:p text:style-name="P2"><text:span text:style-name="T2">STRATA</text:span></text:p>
          <text:p text:style-name="P2"><text:span text:style-name="T2">FLASH</text:span></text:p>
          <text:p text:style-name="P2"><text:span text:style-name="T2">16MB</text:span></text:p>
          <text:p text:style-name="P2"><text:span text:style-name="T2">E28F128</text:span></text:p>
        </draw:rect>
        <draw:line draw:style-name="gr26" draw:text-style-name="P1" draw:layer="layout" svg:x1="7.446cm" svg:y1="16.858cm" svg:x2="7.446cm" svg:y2="17.508cm">
          <text:p text:style-name="P5"/>
        </draw:line>
        <draw:line draw:style-name="gr26" draw:text-style-name="P1" draw:layer="layout" svg:x1="7.976cm" svg:y1="15.295cm" svg:x2="8.93cm" svg:y2="15.295cm">
          <text:p text:style-name="P5"/>
        </draw:line>
        <draw:g>
          <draw:custom-shape draw:style-name="gr1" draw:text-style-name="P4" draw:layer="layout" svg:width="1.044cm" svg:height="0.371cm" svg:x="3.733cm" svg:y="14.742cm">
            <text:p text:style-name="P5"/>
            <draw:enhanced-geometry svg:viewBox="0 0 21600 21600" draw:type="rectangle" draw:enhanced-path="M 0 0 L 21600 0 21600 21600 0 21600 0 0 Z N"/>
          </draw:custom-shape>
          <draw:rect draw:style-name="gr3" draw:text-style-name="P1" draw:layer="layout" svg:width="0.055cm" svg:height="0.055cm" svg:x="3.803cm" svg:y="14.814cm">
            <text:p text:style-name="P5"/>
          </draw:rect>
          <draw:rect draw:style-name="gr3" draw:text-style-name="P1" draw:layer="layout" svg:width="0.055cm" svg:height="0.055cm" svg:x="4.021cm" svg:y="14.814cm">
            <text:p text:style-name="P5"/>
          </draw:rect>
          <draw:rect draw:style-name="gr3" draw:text-style-name="P1" draw:layer="layout" svg:width="0.055cm" svg:height="0.055cm" svg:x="4.234cm" svg:y="14.814cm">
            <text:p text:style-name="P5"/>
          </draw:rect>
          <draw:rect draw:style-name="gr4" draw:text-style-name="P1" draw:layer="layout" svg:width="0.055cm" svg:height="0.055cm" svg:x="3.804cm" svg:y="14.983cm">
            <text:p text:style-name="P5"/>
          </draw:rect>
          <draw:rect draw:style-name="gr3" draw:text-style-name="P1" draw:layer="layout" svg:width="0.055cm" svg:height="0.055cm" svg:x="4.021cm" svg:y="14.983cm">
            <text:p text:style-name="P5"/>
          </draw:rect>
          <draw:rect draw:style-name="gr3" draw:text-style-name="P1" draw:layer="layout" svg:width="0.055cm" svg:height="0.055cm" svg:x="4.235cm" svg:y="14.983cm">
            <text:p text:style-name="P5"/>
          </draw:rect>
          <draw:rect draw:style-name="gr3" draw:text-style-name="P1" draw:layer="layout" svg:width="0.055cm" svg:height="0.055cm" svg:x="4.445cm" svg:y="14.815cm">
            <text:p text:style-name="P5"/>
          </draw:rect>
          <draw:rect draw:style-name="gr3" draw:text-style-name="P1" draw:layer="layout" svg:width="0.055cm" svg:height="0.055cm" svg:x="4.648cm" svg:y="14.815cm">
            <text:p text:style-name="P5"/>
          </draw:rect>
          <draw:rect draw:style-name="gr3" draw:text-style-name="P1" draw:layer="layout" svg:width="0.055cm" svg:height="0.055cm" svg:x="4.445cm" svg:y="14.983cm">
            <text:p text:style-name="P5"/>
          </draw:rect>
          <draw:rect draw:style-name="gr3" draw:text-style-name="P1" draw:layer="layout" svg:width="0.055cm" svg:height="0.055cm" svg:x="4.648cm" svg:y="14.983cm">
            <text:p text:style-name="P5"/>
          </draw:rect>
        </draw:g>
        <draw:g>
          <draw:custom-shape draw:style-name="gr1" draw:text-style-name="P4" draw:layer="layout" svg:width="2.157cm" svg:height="0.371cm" svg:x="2.62cm" svg:y="15.29cm">
            <text:p text:style-name="P5"/>
            <draw:enhanced-geometry svg:viewBox="0 0 21600 21600" draw:type="rectangle" draw:enhanced-path="M 0 0 L 21600 0 21600 21600 0 21600 0 0 Z N"/>
          </draw:custom-shape>
          <draw:rect draw:style-name="gr3" draw:text-style-name="P1" draw:layer="layout" svg:width="0.055cm" svg:height="0.055cm" svg:x="2.69cm" svg:y="15.362cm">
            <text:p text:style-name="P5"/>
          </draw:rect>
          <draw:rect draw:style-name="gr3" draw:text-style-name="P1" draw:layer="layout" svg:width="0.055cm" svg:height="0.055cm" svg:x="2.908cm" svg:y="15.362cm">
            <text:p text:style-name="P5"/>
          </draw:rect>
          <draw:rect draw:style-name="gr3" draw:text-style-name="P1" draw:layer="layout" svg:width="0.055cm" svg:height="0.055cm" svg:x="3.121cm" svg:y="15.362cm">
            <text:p text:style-name="P5"/>
          </draw:rect>
          <draw:rect draw:style-name="gr4" draw:text-style-name="P1" draw:layer="layout" svg:width="0.055cm" svg:height="0.055cm" svg:x="2.691cm" svg:y="15.531cm">
            <text:p text:style-name="P5"/>
          </draw:rect>
          <draw:rect draw:style-name="gr3" draw:text-style-name="P1" draw:layer="layout" svg:width="0.055cm" svg:height="0.055cm" svg:x="2.908cm" svg:y="15.531cm">
            <text:p text:style-name="P5"/>
          </draw:rect>
          <draw:rect draw:style-name="gr3" draw:text-style-name="P1" draw:layer="layout" svg:width="0.055cm" svg:height="0.055cm" svg:x="3.122cm" svg:y="15.531cm">
            <text:p text:style-name="P5"/>
          </draw:rect>
          <draw:rect draw:style-name="gr3" draw:text-style-name="P1" draw:layer="layout" svg:width="0.055cm" svg:height="0.055cm" svg:x="3.332cm" svg:y="15.363cm">
            <text:p text:style-name="P5"/>
          </draw:rect>
          <draw:rect draw:style-name="gr3" draw:text-style-name="P1" draw:layer="layout" svg:width="0.055cm" svg:height="0.055cm" svg:x="3.535cm" svg:y="15.363cm">
            <text:p text:style-name="P5"/>
          </draw:rect>
          <draw:rect draw:style-name="gr3" draw:text-style-name="P1" draw:layer="layout" svg:width="0.055cm" svg:height="0.055cm" svg:x="3.332cm" svg:y="15.531cm">
            <text:p text:style-name="P5"/>
          </draw:rect>
          <draw:rect draw:style-name="gr3" draw:text-style-name="P1" draw:layer="layout" svg:width="0.055cm" svg:height="0.055cm" svg:x="3.535cm" svg:y="15.531cm">
            <text:p text:style-name="P5"/>
          </draw:rect>
          <draw:rect draw:style-name="gr3" draw:text-style-name="P1" draw:layer="layout" svg:width="0.055cm" svg:height="0.055cm" svg:x="3.766cm" svg:y="15.362cm">
            <text:p text:style-name="P5"/>
          </draw:rect>
          <draw:rect draw:style-name="gr3" draw:text-style-name="P1" draw:layer="layout" svg:width="0.055cm" svg:height="0.055cm" svg:x="3.984cm" svg:y="15.362cm">
            <text:p text:style-name="P5"/>
          </draw:rect>
          <draw:rect draw:style-name="gr3" draw:text-style-name="P1" draw:layer="layout" svg:width="0.055cm" svg:height="0.055cm" svg:x="4.197cm" svg:y="15.362cm">
            <text:p text:style-name="P5"/>
          </draw:rect>
          <draw:rect draw:style-name="gr3" draw:text-style-name="P1" draw:layer="layout" svg:width="0.055cm" svg:height="0.055cm" svg:x="3.767cm" svg:y="15.531cm">
            <text:p text:style-name="P5"/>
          </draw:rect>
          <draw:rect draw:style-name="gr3" draw:text-style-name="P1" draw:layer="layout" svg:width="0.055cm" svg:height="0.055cm" svg:x="3.984cm" svg:y="15.531cm">
            <text:p text:style-name="P5"/>
          </draw:rect>
          <draw:rect draw:style-name="gr3" draw:text-style-name="P1" draw:layer="layout" svg:width="0.055cm" svg:height="0.055cm" svg:x="4.198cm" svg:y="15.531cm">
            <text:p text:style-name="P5"/>
          </draw:rect>
          <draw:rect draw:style-name="gr3" draw:text-style-name="P1" draw:layer="layout" svg:width="0.055cm" svg:height="0.055cm" svg:x="4.408cm" svg:y="15.363cm">
            <text:p text:style-name="P5"/>
          </draw:rect>
          <draw:rect draw:style-name="gr3" draw:text-style-name="P1" draw:layer="layout" svg:width="0.055cm" svg:height="0.055cm" svg:x="4.611cm" svg:y="15.363cm">
            <text:p text:style-name="P5"/>
          </draw:rect>
          <draw:rect draw:style-name="gr3" draw:text-style-name="P1" draw:layer="layout" svg:width="0.055cm" svg:height="0.055cm" svg:x="4.408cm" svg:y="15.531cm">
            <text:p text:style-name="P5"/>
          </draw:rect>
          <draw:rect draw:style-name="gr3" draw:text-style-name="P1" draw:layer="layout" svg:width="0.055cm" svg:height="0.055cm" svg:x="4.611cm" svg:y="15.531cm">
            <text:p text:style-name="P5"/>
          </draw:rect>
        </draw:g>
        <draw:rect draw:style-name="gr27" draw:text-style-name="P8" draw:layer="layout" svg:width="2.068cm" svg:height="0.419cm" svg:x="1.398cm" svg:y="14.729cm">
          <text:p text:style-name="P2"><text:span text:style-name="T2">7 bit IO,GND,VCC</text:span></text:p>
        </draw:rect>
        <draw:rect draw:style-name="gr27" draw:text-style-name="P8" draw:layer="layout" svg:width="2.057cm" svg:height="0.447cm" svg:x="0.428cm" svg:y="15.278cm">
          <text:p text:style-name="P2"><text:span text:style-name="T2">10 bit IO,GND,VCC</text:span></text:p>
        </draw:rect>
        <draw:line draw:style-name="gr26" draw:text-style-name="P1" draw:layer="layout" svg:x1="5.645cm" svg:y1="14.905cm" svg:x2="4.777cm" svg:y2="14.905cm">
          <text:p text:style-name="P5"/>
        </draw:line>
        <draw:line draw:style-name="gr26" draw:text-style-name="P1" draw:layer="layout" svg:x1="5.645cm" svg:y1="15.467cm" svg:x2="4.777cm" svg:y2="15.467cm">
          <text:p text:style-name="P5"/>
        </draw:line>
        <draw:rect draw:style-name="gr23" draw:text-style-name="P7" draw:layer="layout" svg:width="1.385cm" svg:height="0.869cm" svg:x="5.646cm" svg:y="12.864cm">
          <text:p text:style-name="P2"><text:span text:style-name="T2">4 SEGMENT</text:span></text:p>
          <text:p text:style-name="P2"><text:span text:style-name="T2">LED </text:span></text:p>
          <text:p text:style-name="P2"><text:span text:style-name="T2">DISPLAY</text:span></text:p>
        </draw:rect>
        <draw:g>
          <draw:custom-shape draw:style-name="gr1" draw:text-style-name="P4" draw:layer="layout" svg:width="0.624cm" svg:height="0.371cm" svg:x="4.152cm" svg:y="15.9cm">
            <text:p text:style-name="P5"/>
            <draw:enhanced-geometry svg:viewBox="0 0 21600 21600" draw:type="rectangle" draw:enhanced-path="M 0 0 L 21600 0 21600 21600 0 21600 0 0 Z N"/>
          </draw:custom-shape>
          <draw:rect draw:style-name="gr3" draw:text-style-name="P1" draw:layer="layout" svg:width="0.055cm" svg:height="0.055cm" svg:x="4.222cm" svg:y="15.972cm">
            <text:p text:style-name="P5"/>
          </draw:rect>
          <draw:rect draw:style-name="gr3" draw:text-style-name="P1" draw:layer="layout" svg:width="0.055cm" svg:height="0.055cm" svg:x="4.44cm" svg:y="15.972cm">
            <text:p text:style-name="P5"/>
          </draw:rect>
          <draw:rect draw:style-name="gr3" draw:text-style-name="P1" draw:layer="layout" svg:width="0.055cm" svg:height="0.055cm" svg:x="4.653cm" svg:y="15.972cm">
            <text:p text:style-name="P5"/>
          </draw:rect>
          <draw:rect draw:style-name="gr4" draw:text-style-name="P1" draw:layer="layout" svg:width="0.055cm" svg:height="0.055cm" svg:x="4.223cm" svg:y="16.141cm">
            <text:p text:style-name="P5"/>
          </draw:rect>
          <draw:rect draw:style-name="gr3" draw:text-style-name="P1" draw:layer="layout" svg:width="0.055cm" svg:height="0.055cm" svg:x="4.44cm" svg:y="16.141cm">
            <text:p text:style-name="P5"/>
          </draw:rect>
          <draw:rect draw:style-name="gr3" draw:text-style-name="P1" draw:layer="layout" svg:width="0.055cm" svg:height="0.055cm" svg:x="4.654cm" svg:y="16.141cm">
            <text:p text:style-name="P5"/>
          </draw:rect>
        </draw:g>
        <draw:frame draw:style-name="gr28" draw:text-style-name="P8" draw:layer="layout" svg:width="2.225cm" svg:height="0.494cm" svg:x="1.927cm" svg:y="15.829cm">
          <draw:text-box>
            <text:p text:style-name="P2"><text:span text:style-name="T2">2 bit jumpers IN</text:span></text:p>
          </draw:text-box>
        </draw:frame>
        <draw:line draw:style-name="gr29" draw:text-style-name="P1" draw:layer="layout" svg:x1="5.645cm" svg:y1="16.09cm" svg:x2="4.777cm" svg:y2="16.09cm">
          <text:p text:style-name="P5"/>
        </draw:line>
        <draw:line draw:style-name="gr26" draw:text-style-name="P1" draw:layer="layout" svg:x1="6.237cm" svg:y1="13.767cm" svg:x2="6.237cm" svg:y2="14.497cm">
          <text:p text:style-name="P5"/>
        </draw:line>
        <draw:line draw:style-name="gr29" draw:text-style-name="P1" draw:layer="layout" svg:x1="7.736cm" svg:y1="13.746cm" svg:x2="7.736cm" svg:y2="14.498cm">
          <text:p text:style-name="P5"/>
        </draw:line>
        <draw:custom-shape draw:style-name="gr30" draw:text-style-name="P1" draw:layer="layout" svg:width="0.327cm" svg:height="0.327cm" svg:x="7.586cm" svg:y="13.418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rect draw:style-name="gr27" draw:text-style-name="P8" draw:layer="layout" svg:width="1.071cm" svg:height="0.38cm" svg:x="7.397cm" svg:y="12.94cm">
          <text:p text:style-name="P2"><text:span text:style-name="T2">Two colour</text:span></text:p>
          <text:p text:style-name="P2"><text:span text:style-name="T2">LED</text:span></text:p>
        </draw:rect>
        <draw:line draw:style-name="gr31" draw:text-style-name="P1" draw:layer="layout" svg:x1="8.915cm" svg:y1="16.568cm" svg:x2="7.976cm" svg:y2="16.568cm">
          <text:p text:style-name="P5"/>
        </draw:line>
        <draw:rect draw:style-name="gr23" draw:text-style-name="P7" draw:layer="layout" svg:width="1.093cm" svg:height="0.714cm" svg:x="8.915cm" svg:y="16.247cm">
          <text:p text:style-name="P2"><text:span text:style-name="T2">25MHz</text:span></text:p>
          <text:p text:style-name="P2"><text:span text:style-name="T2">OSC</text:span></text:p>
        </draw:rect>
        <draw:line draw:style-name="gr29" draw:text-style-name="P1" draw:layer="layout" svg:x1="5.645cm" svg:y1="17.85cm" svg:x2="4.777cm" svg:y2="17.85cm">
          <text:p text:style-name="P5"/>
        </draw:line>
        <draw:frame draw:style-name="gr28" draw:text-style-name="P8" draw:layer="layout" svg:width="2.225cm" svg:height="0.735cm" svg:x="2.798cm" svg:y="17.628cm">
          <draw:text-box>
            <text:p text:style-name="P2"><text:span text:style-name="T2">ByteBlaster II</text:span></text:p>
            <text:p text:style-name="P2"><text:span text:style-name="T2">interface</text:span></text:p>
          </draw:text-box>
        </draw:frame>
        <draw:line draw:style-name="gr29" draw:text-style-name="P1" draw:layer="layout" svg:x1="5.645cm" svg:y1="16.556cm" svg:x2="4.777cm" svg:y2="16.556cm">
          <text:p text:style-name="P5"/>
        </draw:line>
        <draw:frame draw:style-name="gr28" draw:text-style-name="P8" draw:layer="layout" svg:width="2.225cm" svg:height="0.494cm" svg:x="2.551cm" svg:y="16.323cm">
          <draw:text-box>
            <text:p text:style-name="P2"><text:span text:style-name="T2">Reset button</text:span></text:p>
          </draw:text-box>
        </draw:frame>
      </draw:page>
      <draw:page draw:name="page4" draw:style-name="dp1" draw:master-page-name="Default">
        <draw:custom-shape draw:style-name="gr32" draw:text-style-name="P7" draw:layer="layout" svg:width="1.777cm" svg:height="0.353cm" svg:x="0.604cm" svg:y="14.652cm">
          <text:p text:style-name="P2"><text:span text:style-name="T2">led_sys.vhd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2" draw:layer="layout" svg:width="3.54cm" svg:height="3.54cm" svg:x="4.435cm" svg:y="11.541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32" draw:text-style-name="P7" draw:layer="layout" svg:width="1.777cm" svg:height="0.353cm" svg:x="4.435cm" svg:y="11.541cm">
            <text:p text:style-name="P2"><text:span text:style-name="T2">led_sys.vhd</text:span></text:p>
            <draw:enhanced-geometry svg:viewBox="0 0 21600 21600" draw:type="rectangle" draw:enhanced-path="M 0 0 L 21600 0 21600 21600 0 21600 0 0 Z N"/>
          </draw:custom-shape>
          <draw:line draw:style-name="gr33" draw:text-style-name="P1" draw:layer="layout" svg:x1="6.299cm" svg:y1="11.541cm" svg:x2="4.435cm" svg:y2="11.541cm">
            <text:p text:style-name="P5"/>
          </draw:line>
          <draw:line draw:style-name="gr33" draw:text-style-name="P1" draw:layer="layout" svg:x1="4.435cm" svg:y1="11.894cm" svg:x2="4.435cm" svg:y2="11.541cm">
            <text:p text:style-name="P5"/>
          </draw:line>
        </draw:g>
        <draw:g>
          <draw:custom-shape draw:style-name="gr1" draw:text-style-name="P12" draw:layer="layout" svg:width="9.626cm" svg:height="9.626cm" svg:x="3.439cm" svg:y="16.971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32" draw:text-style-name="P7" draw:layer="layout" svg:width="1.777cm" svg:height="0.353cm" svg:x="3.439cm" svg:y="16.971cm">
            <text:p text:style-name="P2"><text:span text:style-name="T2">design_top.vhd</text:span></text:p>
            <draw:enhanced-geometry svg:viewBox="0 0 21600 21600" draw:type="rectangle" draw:enhanced-path="M 0 0 L 21600 0 21600 21600 0 21600 0 0 Z N"/>
          </draw:custom-shape>
          <draw:line draw:style-name="gr33" draw:text-style-name="P1" draw:layer="layout" svg:x1="5.303cm" svg:y1="16.971cm" svg:x2="3.439cm" svg:y2="16.971cm">
            <text:p text:style-name="P5"/>
          </draw:line>
          <draw:line draw:style-name="gr33" draw:text-style-name="P1" draw:layer="layout" svg:x1="3.439cm" svg:y1="17.324cm" svg:x2="3.439cm" svg:y2="16.971cm">
            <text:p text:style-name="P5"/>
          </draw:line>
        </draw:g>
        <draw:g>
          <draw:custom-shape draw:style-name="gr1" draw:text-style-name="P12" draw:layer="layout" svg:width="3.54cm" svg:height="3.54cm" svg:x="4.435cm" svg:y="17.929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32" draw:text-style-name="P7" draw:layer="layout" svg:width="1.777cm" svg:height="0.353cm" svg:x="4.435cm" svg:y="17.929cm">
            <text:p text:style-name="P2"><text:span text:style-name="T2">led_sys.vhd</text:span></text:p>
            <draw:enhanced-geometry svg:viewBox="0 0 21600 21600" draw:type="rectangle" draw:enhanced-path="M 0 0 L 21600 0 21600 21600 0 21600 0 0 Z N"/>
          </draw:custom-shape>
          <draw:line draw:style-name="gr33" draw:text-style-name="P1" draw:layer="layout" svg:x1="6.299cm" svg:y1="17.929cm" svg:x2="4.435cm" svg:y2="17.929cm">
            <text:p text:style-name="P5"/>
          </draw:line>
          <draw:line draw:style-name="gr33" draw:text-style-name="P1" draw:layer="layout" svg:x1="4.435cm" svg:y1="18.282cm" svg:x2="4.435cm" svg:y2="17.929cm">
            <text:p text:style-name="P5"/>
          </draw:line>
        </draw:g>
        <draw:g>
          <draw:custom-shape draw:style-name="gr1" draw:text-style-name="P12" draw:layer="layout" svg:width="2.772cm" svg:height="0.945cm" svg:x="4.863cm" svg:y="18.482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32" draw:text-style-name="P7" draw:layer="layout" svg:width="1.979cm" svg:height="0.353cm" svg:x="4.863cm" svg:y="18.482cm">
            <text:p text:style-name="P2"><text:span text:style-name="T2">byte_scan_mux.vhd</text:span></text:p>
            <draw:enhanced-geometry svg:viewBox="0 0 21600 21600" draw:type="rectangle" draw:enhanced-path="M 0 0 L 21600 0 21600 21600 0 21600 0 0 Z N"/>
          </draw:custom-shape>
          <draw:line draw:style-name="gr33" draw:text-style-name="P1" draw:layer="layout" svg:x1="6.917cm" svg:y1="18.482cm" svg:x2="4.863cm" svg:y2="18.482cm">
            <text:p text:style-name="P5"/>
          </draw:line>
          <draw:line draw:style-name="gr33" draw:text-style-name="P1" draw:layer="layout" svg:x1="4.863cm" svg:y1="18.835cm" svg:x2="4.863cm" svg:y2="18.482cm">
            <text:p text:style-name="P5"/>
          </draw:line>
        </draw:g>
        <draw:g>
          <draw:custom-shape draw:style-name="gr1" draw:text-style-name="P12" draw:layer="layout" svg:width="1.865cm" svg:height="1.31cm" svg:x="5.14cm" svg:y="19.629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32" draw:text-style-name="P7" draw:layer="layout" svg:width="1.777cm" svg:height="0.353cm" svg:x="5.14cm" svg:y="19.629cm">
            <text:p text:style-name="P2"><text:span text:style-name="T2">led_coder.vhd</text:span></text:p>
            <draw:enhanced-geometry svg:viewBox="0 0 21600 21600" draw:type="rectangle" draw:enhanced-path="M 0 0 L 21600 0 21600 21600 0 21600 0 0 Z N"/>
          </draw:custom-shape>
          <draw:line draw:style-name="gr33" draw:text-style-name="P1" draw:layer="layout" svg:x1="7.004cm" svg:y1="19.629cm" svg:x2="5.14cm" svg:y2="19.629cm">
            <text:p text:style-name="P5"/>
          </draw:line>
          <draw:line draw:style-name="gr33" draw:text-style-name="P1" draw:layer="layout" svg:x1="5.14cm" svg:y1="19.982cm" svg:x2="5.14cm" svg:y2="19.629cm">
            <text:p text:style-name="P5"/>
          </draw:line>
        </draw:g>
        <draw:g>
          <draw:custom-shape draw:style-name="gr1" draw:text-style-name="P12" draw:layer="layout" svg:width="1.865cm" svg:height="1.31cm" svg:x="5.719cm" svg:y="19.869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32" draw:text-style-name="P7" draw:layer="layout" svg:width="1.777cm" svg:height="0.353cm" svg:x="5.719cm" svg:y="19.869cm">
            <text:p text:style-name="P2"><text:span text:style-name="T2">led_coder.vhd</text:span></text:p>
            <draw:enhanced-geometry svg:viewBox="0 0 21600 21600" draw:type="rectangle" draw:enhanced-path="M 0 0 L 21600 0 21600 21600 0 21600 0 0 Z N"/>
          </draw:custom-shape>
          <draw:line draw:style-name="gr33" draw:text-style-name="P1" draw:layer="layout" svg:x1="7.583cm" svg:y1="19.869cm" svg:x2="5.719cm" svg:y2="19.869cm">
            <text:p text:style-name="P5"/>
          </draw:line>
          <draw:line draw:style-name="gr33" draw:text-style-name="P1" draw:layer="layout" svg:x1="5.719cm" svg:y1="20.222cm" svg:x2="5.719cm" svg:y2="19.869cm">
            <text:p text:style-name="P5"/>
          </draw:line>
        </draw:g>
        <draw:g>
          <draw:custom-shape draw:style-name="gr1" draw:text-style-name="P12" draw:layer="layout" svg:width="2.457cm" svg:height="3.54cm" svg:x="9.361cm" svg:y="22.099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32" draw:text-style-name="P7" draw:layer="layout" svg:width="1.777cm" svg:height="0.353cm" svg:x="9.361cm" svg:y="22.099cm">
            <text:p text:style-name="P2"><text:span text:style-name="T2">usb2mem.vhd</text:span></text:p>
            <draw:enhanced-geometry svg:viewBox="0 0 21600 21600" draw:type="rectangle" draw:enhanced-path="M 0 0 L 21600 0 21600 21600 0 21600 0 0 Z N"/>
          </draw:custom-shape>
          <draw:line draw:style-name="gr33" draw:text-style-name="P1" draw:layer="layout" svg:x1="11.225cm" svg:y1="22.099cm" svg:x2="9.361cm" svg:y2="22.099cm">
            <text:p text:style-name="P5"/>
          </draw:line>
          <draw:line draw:style-name="gr33" draw:text-style-name="P1" draw:layer="layout" svg:x1="9.361cm" svg:y1="22.452cm" svg:x2="9.361cm" svg:y2="22.099cm">
            <text:p text:style-name="P5"/>
          </draw:line>
        </draw:g>
        <draw:g>
          <draw:custom-shape draw:style-name="gr1" draw:text-style-name="P12" draw:layer="layout" svg:width="2.457cm" svg:height="3.54cm" svg:x="9.362cm" svg:y="17.929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32" draw:text-style-name="P7" draw:layer="layout" svg:width="1.777cm" svg:height="0.353cm" svg:x="9.362cm" svg:y="17.929cm">
            <text:p text:style-name="P2"><text:span text:style-name="T2">flash_if.vhd</text:span></text:p>
            <draw:enhanced-geometry svg:viewBox="0 0 21600 21600" draw:type="rectangle" draw:enhanced-path="M 0 0 L 21600 0 21600 21600 0 21600 0 0 Z N"/>
          </draw:custom-shape>
          <draw:line draw:style-name="gr33" draw:text-style-name="P1" draw:layer="layout" svg:x1="11.226cm" svg:y1="17.929cm" svg:x2="9.362cm" svg:y2="17.929cm">
            <text:p text:style-name="P5"/>
          </draw:line>
          <draw:line draw:style-name="gr33" draw:text-style-name="P1" draw:layer="layout" svg:x1="9.362cm" svg:y1="18.282cm" svg:x2="9.362cm" svg:y2="17.929cm">
            <text:p text:style-name="P5"/>
          </draw:line>
        </draw:g>
        <draw:g>
          <draw:custom-shape draw:style-name="gr1" draw:text-style-name="P12" draw:layer="layout" svg:width="2.457cm" svg:height="3.54cm" svg:x="4.437cm" svg:y="22.1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32" draw:text-style-name="P7" draw:layer="layout" svg:width="1.777cm" svg:height="0.353cm" svg:x="4.437cm" svg:y="22.1cm">
            <text:p text:style-name="P2"><text:span text:style-name="T2">lpc_byte.vhd</text:span></text:p>
            <draw:enhanced-geometry svg:viewBox="0 0 21600 21600" draw:type="rectangle" draw:enhanced-path="M 0 0 L 21600 0 21600 21600 0 21600 0 0 Z N"/>
          </draw:custom-shape>
          <draw:line draw:style-name="gr33" draw:text-style-name="P1" draw:layer="layout" svg:x1="6.301cm" svg:y1="22.1cm" svg:x2="4.437cm" svg:y2="22.1cm">
            <text:p text:style-name="P5"/>
          </draw:line>
          <draw:line draw:style-name="gr33" draw:text-style-name="P1" draw:layer="layout" svg:x1="4.437cm" svg:y1="22.453cm" svg:x2="4.437cm" svg:y2="22.1cm">
            <text:p text:style-name="P5"/>
          </draw:line>
        </draw:g>
        <draw:line draw:style-name="gr34" draw:text-style-name="P1" draw:layer="layout" svg:x1="8.58cm" svg:y1="18.318cm" svg:x2="8.58cm" svg:y2="24.756cm">
          <text:p text:style-name="P5"/>
        </draw:line>
        <draw:line draw:style-name="gr35" draw:text-style-name="P1" draw:layer="layout" svg:x1="8.58cm" svg:y1="23.561cm" svg:x2="9.361cm" svg:y2="23.561cm">
          <text:p text:style-name="P5"/>
        </draw:line>
        <draw:line draw:style-name="gr35" draw:text-style-name="P1" draw:layer="layout" svg:x1="8.581cm" svg:y1="19.882cm" svg:x2="9.362cm" svg:y2="19.882cm">
          <text:p text:style-name="P5"/>
        </draw:line>
        <draw:line draw:style-name="gr35" draw:text-style-name="P1" draw:layer="layout" svg:x1="6.894cm" svg:y1="23.561cm" svg:x2="8.58cm" svg:y2="23.561cm">
          <text:p text:style-name="P5"/>
        </draw:line>
        <draw:line draw:style-name="gr36" draw:text-style-name="P1" draw:layer="layout" svg:x1="7.371cm" svg:y1="23.561cm" svg:x2="7.371cm" svg:y2="21.179cm">
          <text:p text:style-name="P5"/>
        </draw:line>
        <draw:line draw:style-name="gr35" draw:text-style-name="P1" draw:layer="layout" svg:x1="3.439cm" svg:y1="23.561cm" svg:x2="4.437cm" svg:y2="23.561cm">
          <text:p text:style-name="P5"/>
        </draw:line>
        <draw:line draw:style-name="gr35" draw:text-style-name="P1" draw:layer="layout" svg:x1="11.819cm" svg:y1="19.882cm" svg:x2="13.066cm" svg:y2="19.882cm">
          <text:p text:style-name="P5"/>
        </draw:line>
        <draw:line draw:style-name="gr35" draw:text-style-name="P1" draw:layer="layout" svg:x1="3.439cm" svg:y1="19.037cm" svg:x2="4.863cm" svg:y2="19.037cm">
          <text:p text:style-name="P5"/>
        </draw:line>
        <draw:line draw:style-name="gr34" draw:text-style-name="P1" draw:layer="layout" svg:x1="6.035cm" svg:y1="19.427cm" svg:x2="6.035cm" svg:y2="19.629cm">
          <text:p text:style-name="P5"/>
        </draw:line>
        <draw:line draw:style-name="gr34" draw:text-style-name="P1" draw:layer="layout" svg:x1="6.715cm" svg:y1="19.427cm" svg:x2="6.715cm" svg:y2="19.869cm">
          <text:p text:style-name="P5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131 902" svg:d="m564 0-564 902h1131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6-11-17T14:58:30</meta:creation-date>
    <dc:date>2008-03-06T12:08:46</dc:date>
    <dc:language>en-GB</dc:language>
    <meta:editing-cycles>35</meta:editing-cycles>
    <meta:editing-duration>P1DT5H14M42S</meta:editing-duration>
    <meta:user-defined meta:name="Info 1"/>
    <meta:user-defined meta:name="Info 2"/>
    <meta:user-defined meta:name="Info 3"/>
    <meta:user-defined meta:name="Info 4"/>
    <meta:document-statistic meta:object-count="319"/>
  </office:meta>
</office:document-meta>
</file>